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8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KIAZKP5FICCYEACWYD4<text:line-break/><text:line-break/>VFBKaqDfyGxOGt0OzBzHDAVV/vpeI4Mr1KjA2SQG<text:line-break/><text:line-break/><text:line-break/><text:line-break/><text:line-break/>EXAM-FOUR<text:line-break/>0|_x1D1)<text:line-break/><text:line-break/><text:line-break/><text:span text:style-name="T1">5th</text:span><text:line-break/><text:span text:style-name="T1">db<text:line-break/>dbs<text:line-break/>admin<text:line-break/>PeTT5Ulaew7w62zAA5Rc<text:line-break/><text:line-break/>endpoint<text:line-break/>dbs.ca72musu828d.us-east-1.rds.amazonaws.com<text:line-break/><text:line-break/>show databases;</text:span></text:p>
      <text:p text:style-name="Standard">create database ap;</text:p>
      <text:p text:style-name="Standard">use ap;</text:p>
      <text:p text:style-name="Standard">show tables;</text:p>
      <text:p text:style-name="Standard">drop table college;</text:p>
      <text:p text:style-name="Standard">create table college(roll int primary key,name varchar(20));</text:p>
      <text:p text:style-name="Standard">select * from college;</text:p>
      <text:p text:style-name="Standard">insert into college values(1,"prateek"),(2,"Prajwal"),(3,"Varun"),(4,"cri");</text:p>
      <text:p text:style-name="Standard">select * from college;</text:p>
      <text:p text:style-name="Standard"/>
      <text:p text:style-name="Standard">delete from college where roll=4;</text:p>
      <text:p text:style-name="Standard">select * from college;</text:p>
      <text:p text:style-name="Standard"/>
      <text:p text:style-name="Standard">update college set name="rakesh" where roll =2;</text:p>
      <text:p text:style-name="Standard">select * from colleg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8:38:28.872408808</meta:creation-date>
    <dc:date>2025-07-28T07:34:45.143125690</dc:date>
    <meta:editing-duration>PT47M5S</meta:editing-duration>
    <meta:editing-cycles>1</meta:editing-cycles>
    <meta:document-statistic meta:table-count="0" meta:image-count="0" meta:object-count="0" meta:page-count="1" meta:paragraph-count="13" meta:word-count="62" meta:character-count="558" meta:non-whitespace-character-count="500"/>
    <meta:generator>LibreOffice/24.2.7.2$Linux_X86_64 LibreOffice_project/420$Build-2</meta:generator>
  </office:meta>
</office:document-meta>
</file>